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4083in" table:align="left"/>
    </style:style>
    <style:style style:name="Table1.A" style:family="table-column">
      <style:table-column-properties style:column-width="2.2167in"/>
    </style:style>
    <style:style style:name="Table1.B" style:family="table-column">
      <style:table-column-properties style:column-width="0.7958in"/>
    </style:style>
    <style:style style:name="Table1.C" style:family="table-column">
      <style:table-column-properties style:column-width="1.395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fo:font-size="6pt" style:font-size-asian="5.25pt" style:font-size-complex="6pt"/>
    </style:style>
    <style:style style:name="P2" style:family="paragraph" style:parent-style-name="Text_20_body" style:list-style-name="L1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1">
      <style:text-properties fo:font-size="6pt" style:font-size-asian="5.25pt" style:font-size-complex="6pt"/>
    </style:style>
    <style:style style:name="P6" style:family="paragraph" style:parent-style-name="Heading_20_2">
      <style:text-properties fo:font-size="6pt" style:font-size-asian="5.25pt" style:font-size-complex="6pt"/>
    </style:style>
    <style:style style:name="P7" style:family="paragraph" style:parent-style-name="Text_20_body" style:list-style-name="L2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Text_20_body" style:list-style-name="L10">
      <style:text-properties fo:font-size="6pt" style:font-size-asian="5.25pt" style:font-size-complex="6pt"/>
    </style:style>
    <style:style style:name="P16" style:family="paragraph" style:parent-style-name="Text_20_body" style:list-style-name="L11">
      <style:text-properties fo:font-size="6pt" style:font-size-asian="5.25pt" style:font-size-complex="6pt"/>
    </style:style>
    <style:style style:name="P17" style:family="paragraph" style:parent-style-name="Text_20_body" style:list-style-name="L12">
      <style:text-properties fo:font-size="6pt" style:font-size-asian="5.25pt" style:font-size-complex="6pt"/>
    </style:style>
    <style:style style:name="P18" style:family="paragraph" style:parent-style-name="Text_20_body" style:list-style-name="L13">
      <style:text-properties fo:font-size="6pt" style:font-size-asian="5.25pt" style:font-size-complex="6pt"/>
    </style:style>
    <style:style style:name="P19" style:family="paragraph" style:parent-style-name="Text_20_body" style:list-style-name="L14">
      <style:text-properties fo:font-size="6pt" style:font-size-asian="5.25pt" style:font-size-complex="6pt"/>
    </style:style>
    <style:style style:name="P20" style:family="paragraph" style:parent-style-name="Text_20_body" style:list-style-name="L15">
      <style:text-properties fo:font-size="6pt" style:font-size-asian="5.25pt" style:font-size-complex="6pt"/>
    </style:style>
    <style:style style:name="P21" style:family="paragraph" style:parent-style-name="Text_20_body" style:list-style-name="L16">
      <style:text-properties fo:font-size="6pt" style:font-size-asian="5.25pt" style:font-size-complex="6pt"/>
    </style:style>
    <style:style style:name="P22" style:family="paragraph" style:parent-style-name="Text_20_body" style:list-style-name="L17">
      <style:text-properties fo:font-size="6pt" style:font-size-asian="5.25pt" style:font-size-complex="6pt"/>
    </style:style>
    <style:style style:name="P23" style:family="paragraph" style:parent-style-name="Text_20_body" style:list-style-name="L18">
      <style:text-properties fo:font-size="6pt" style:font-size-asian="5.25pt" style:font-size-complex="6pt"/>
    </style:style>
    <style:style style:name="P24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BUNDLE 1 — INVESTOR MATERIALS (to produce)</text:span></text:h>
      <text:list text:style-name="L1">
        <text:list-item>
          <text:p text:style-name="P2"><text:span text:style-name="Strong_20_Emphasis">Investor One-Pager</text:span> (DONE)</text:p>
        </text:list-item>
        <text:list-item>
          <text:p text:style-name="P2"><text:span text:style-name="Strong_20_Emphasis">Full Investor Teaser (2–3 pages)</text:span></text:p>
        </text:list-item>
        <text:list-item>
          <text:p text:style-name="P2"><text:span text:style-name="Strong_20_Emphasis">Full Pitch Deck (12–18 slides)</text:span></text:p>
        </text:list-item>
        <text:list-item>
          <text:p text:style-name="P2"><text:span text:style-name="Strong_20_Emphasis">Executive Summary (2 pages, VC-style)</text:span></text:p>
        </text:list-item>
        <text:list-item>
          <text:p text:style-name="P2"><text:span text:style-name="Strong_20_Emphasis">Investor FAQ Document (addressing all common investor questions)</text:span></text:p>
        </text:list-item>
      </text:list>
      <text:p text:style-name="P3">You asked to <text:span text:style-name="Strong_20_Emphasis">continue</text:span>, so I will now deliver:</text:p>
      <text:p text:style-name="P4"/>
      <text:h text:style-name="P5" text:outline-level="1">⭐ <text:span text:style-name="Strong_20_Emphasis">ITEM #2 — FULL INVESTOR TEASER (2–3 pages)</text:span></text:h>
      <text:p text:style-name="P3"><text:span text:style-name="Strong_20_Emphasis">FOR ROBOCHEF — HUMANOID + MACHINE SYSTEM</text:span><text:line-break/><text:span text:style-name="Emphasis">Author: Meir Niv</text:span></text:p>
      <text:p text:style-name="P4"/>
      <text:h text:style-name="P5" text:outline-level="1"><text:span text:style-name="Strong_20_Emphasis">ROBOCHEF™ — INVESTOR TEASER</text:span></text:h>
      <text:h text:style-name="P1" text:outline-level="3"><text:span text:style-name="Emphasis">The World’s First Universal Humanoid Chef Platform With Encrypted Ingredient Supply System</text:span></text:h>
      <text:p text:style-name="P4"/>
      <text:h text:style-name="P6" text:outline-level="2"><text:span text:style-name="Strong_20_Emphasis">1. Executive Overview</text:span></text:h>
      <text:p text:style-name="P3">RoboChef™ is a breakthrough AI-powered humanoid cooking system designed to fully automate meal preparation for homes, restaurants, hotels, and institutions. Unlike all existing robotic cooking products—which handle only <text:span text:style-name="Emphasis">one</text:span> task (stirring, frying, flipping)—RoboChef performs <text:span text:style-name="Strong_20_Emphasis">every action a human chef can</text:span>, using <text:span text:style-name="Strong_20_Emphasis">standard kitchen appliances</text:span>, and is controlled by a cloud-based AI recipe engine.</text:p>
      <text:p text:style-name="P3">RoboChef also introduces a <text:span text:style-name="Strong_20_Emphasis">patentable global supply-chain innovation</text:span>:</text:p>
      <text:h text:style-name="P1" text:outline-level="3">🔐 <text:span text:style-name="Strong_20_Emphasis">AEC — Authorized Encrypted Code System</text:span></text:h>
      <text:p text:style-name="P3">Every ingredient or food package must carry a daily-rotating encrypted code. The humanoid or machine rejects un-authorized food. Vendors pay for code licenses, creating a recurring revenue model.</text:p>
      <text:p text:style-name="P4"/>
      <text:h text:style-name="P6" text:outline-level="2"><text:span text:style-name="Strong_20_Emphasis">2. The Problem</text:span></text:h>
      <text:p text:style-name="P3">Consumers want:</text:p>
      <text:list text:style-name="L2">
        <text:list-item>
          <text:p text:style-name="P7">Healthy food</text:p>
        </text:list-item>
        <text:list-item>
          <text:p text:style-name="P7">Fast</text:p>
        </text:list-item>
        <text:list-item>
          <text:p text:style-name="P7">Fresh</text:p>
        </text:list-item>
        <text:list-item>
          <text:p text:style-name="P7">Affordable</text:p>
        </text:list-item>
        <text:list-item>
          <text:p text:style-name="P7">Zero effort</text:p>
        </text:list-item>
        <text:list-item>
          <text:p text:style-name="P7">Zero cleanup</text:p>
        </text:list-item>
      </text:list>
      <text:p text:style-name="P3">Restaurants want:</text:p>
      <text:list text:style-name="L3">
        <text:list-item>
          <text:p text:style-name="P8">Consistency</text:p>
        </text:list-item>
        <text:list-item>
          <text:p text:style-name="P8">Reduced labor cost</text:p>
        </text:list-item>
        <text:list-item>
          <text:p text:style-name="P8">No staff shortages</text:p>
        </text:list-item>
        <text:list-item>
          <text:p text:style-name="P8">24/7 operations</text:p>
        </text:list-item>
      </text:list>
      <text:p text:style-name="P3">The world has:</text:p>
      <text:list text:style-name="L4">
        <text:list-item>
          <text:p text:style-name="P9">Rising labor shortages in kitchens</text:p>
        </text:list-item>
        <text:list-item>
          <text:p text:style-name="P9">High turnover of cooks</text:p>
        </text:list-item>
        <text:list-item>
          <text:p text:style-name="P9">Increasing demand for automation</text:p>
        </text:list-item>
        <text:list-item>
          <text:p text:style-name="P9">Growing food subscription and meal-kit markets</text:p>
        </text:list-item>
      </text:list>
      <text:p text:style-name="P3">Yet today, <text:span text:style-name="Strong_20_Emphasis">no system exists</text:span> that can:<text:line-break/>✔ Cook <text:span text:style-name="Emphasis">any</text:span> recipe<text:line-break/><text:soft-page-break/>✔ Handle <text:span text:style-name="Emphasis">any</text:span> ingredient<text:line-break/>✔ Prepare full meals independently<text:line-break/>✔ Ensure food safety + authentication<text:line-break/>✔ Use existing appliances<text:line-break/>✔ Provide global scalability</text:p>
      <text:p text:style-name="P4"/>
      <text:h text:style-name="P6" text:outline-level="2"><text:span text:style-name="Strong_20_Emphasis">3. The RoboChef Solution</text:span></text:h>
      <text:h text:style-name="P1" text:outline-level="3">A. <text:span text:style-name="Strong_20_Emphasis">Humanoid Multi-Function Chef</text:span></text:h>
      <text:p text:style-name="P3">A humanoid robot capable of:</text:p>
      <text:list text:style-name="L5">
        <text:list-item>
          <text:p text:style-name="P10">Cutting, chopping, seasoning</text:p>
        </text:list-item>
        <text:list-item>
          <text:p text:style-name="P10">Using knives, spatulas, blenders, ovens</text:p>
        </text:list-item>
        <text:list-item>
          <text:p text:style-name="P10">Stirring, frying, baking, steaming</text:p>
        </text:list-item>
        <text:list-item>
          <text:p text:style-name="P10">Plating meals beautifully</text:p>
        </text:list-item>
        <text:list-item>
          <text:p text:style-name="P10">Cleaning stations</text:p>
        </text:list-item>
        <text:list-item>
          <text:p text:style-name="P10">Maintaining food-safety protocols</text:p>
        </text:list-item>
      </text:list>
      <text:h text:style-name="P1" text:outline-level="3">B. <text:span text:style-name="Strong_20_Emphasis">RoboChef Kitchen Unit</text:span></text:h>
      <text:p text:style-name="P3">A compact, consumer version using internal mechanisms to:</text:p>
      <text:list text:style-name="L6">
        <text:list-item>
          <text:p text:style-name="P11">Receive ingredient capsules</text:p>
        </text:list-item>
        <text:list-item>
          <text:p text:style-name="P11">Perform preparation automatically</text:p>
        </text:list-item>
        <text:list-item>
          <text:p text:style-name="P11">Cook multi-ingredient meals</text:p>
        </text:list-item>
        <text:list-item>
          <text:p text:style-name="P11">Plate and serve</text:p>
        </text:list-item>
      </text:list>
      <text:h text:style-name="P1" text:outline-level="3">C. <text:span text:style-name="Strong_20_Emphasis">AI Recipe Cloud</text:span></text:h>
      <text:p text:style-name="P3">A global platform that:</text:p>
      <text:list text:style-name="L7">
        <text:list-item>
          <text:p text:style-name="P12">Stores hundreds of thousands of recipes</text:p>
        </text:list-item>
        <text:list-item>
          <text:p text:style-name="P12">Personalizes meals using ML</text:p>
        </text:list-item>
        <text:list-item>
          <text:p text:style-name="P12">Learns family taste preferences</text:p>
        </text:list-item>
        <text:list-item>
          <text:p text:style-name="P12">Adjusts cooking techniques dynamically</text:p>
        </text:list-item>
      </text:list>
      <text:h text:style-name="P1" text:outline-level="3">D. <text:span text:style-name="Strong_20_Emphasis">AEC Ingredient Authorization</text:span></text:h>
      <text:p text:style-name="P3">Patentable differentiator:</text:p>
      <text:list text:style-name="L8">
        <text:list-item>
          <text:p text:style-name="P13">Only food packages with the encrypted code can be used</text:p>
        </text:list-item>
        <text:list-item>
          <text:p text:style-name="P13">Code rotates daily</text:p>
        </text:list-item>
        <text:list-item>
          <text:p text:style-name="P13">Vendors purchase code licenses</text:p>
        </text:list-item>
        <text:list-item>
          <text:p text:style-name="P13">Protects food quality and prevents knockoffs</text:p>
        </text:list-item>
        <text:list-item>
          <text:p text:style-name="P13">Ensures safety, freshness, and robot compatibility</text:p>
        </text:list-item>
      </text:list>
      <text:p text:style-name="P4"/>
      <text:h text:style-name="P6" text:outline-level="2"><text:span text:style-name="Strong_20_Emphasis">4. Market Opportunity</text:span></text:h>
      <text:h text:style-name="P1" text:outline-level="3"><text:span text:style-name="Strong_20_Emphasis">Total Addressable Market (TAM)</text:span></text:h>
      <text:p text:style-name="P3"><text:span text:style-name="Strong_20_Emphasis">$1.3 Trillion</text:span> (global food service automation + home kitchen appliances + meal subscription markets)</text:p>
      <text:h text:style-name="P1" text:outline-level="3"><text:span text:style-name="Strong_20_Emphasis">Initial Beachheads</text:span></text:h>
      <text:list text:style-name="L9">
        <text:list-item>
          <text:p text:style-name="P14"><text:span text:style-name="Strong_20_Emphasis">High-end homes</text:span> ($10–20B)</text:p>
        </text:list-item>
        <text:list-item>
          <text:p text:style-name="P14"><text:span text:style-name="Strong_20_Emphasis">Luxury restaurants &amp; hotels</text:span> ($350B)</text:p>
        </text:list-item>
        <text:list-item>
          <text:p text:style-name="P14"><text:span text:style-name="Strong_20_Emphasis">Senior living facilities</text:span> ($400B)</text:p>
        </text:list-item>
        <text:list-item>
          <text:p text:style-name="P14"><text:span text:style-name="Strong_20_Emphasis">Hospitals</text:span> ($45B food-service market)</text:p>
        </text:list-item>
        <text:list-item>
          <text:p text:style-name="P14"><text:span text:style-name="Strong_20_Emphasis">Military kitchens</text:span> ($50B)</text:p>
        </text:list-item>
      </text:list>
      <text:p text:style-name="P4"><text:soft-page-break/></text:p>
      <text:h text:style-name="P6" text:outline-level="2"><text:span text:style-name="Strong_20_Emphasis">5. Business Model</text:span></text:h>
      <text:h text:style-name="P1" text:outline-level="3">Multi-Layered Revenue Streams</text:h>
      <text:p text:style-name="P3"><text:span text:style-name="Strong_20_Emphasis">1. Hardware Sales</text:span></text:p>
      <text:list text:style-name="L10">
        <text:list-item>
          <text:p text:style-name="P15">Humanoid: $45,000–$95,000</text:p>
        </text:list-item>
        <text:list-item>
          <text:p text:style-name="P15">Home RoboChef Appliance: $3,500–$9,500</text:p>
        </text:list-item>
        <text:list-item>
          <text:p text:style-name="P15">Restaurant RoboChef Station: $25,000–$60,000</text:p>
        </text:list-item>
      </text:list>
      <text:p text:style-name="P3"><text:span text:style-name="Strong_20_Emphasis">2. Recurring AEC Licensing (patent core)</text:span></text:p>
      <text:list text:style-name="L11">
        <text:list-item>
          <text:p text:style-name="P16">Vendors pay per ingredient package</text:p>
        </text:list-item>
        <text:list-item>
          <text:p text:style-name="P16">Daily rotating encryption</text:p>
        </text:list-item>
        <text:list-item>
          <text:p text:style-name="P16">High-margin subscription model</text:p>
        </text:list-item>
        <text:list-item>
          <text:p text:style-name="P16">Global scalability</text:p>
        </text:list-item>
      </text:list>
      <text:p text:style-name="P3"><text:span text:style-name="Strong_20_Emphasis">3. Cloud Subscription</text:span></text:p>
      <text:list text:style-name="L12">
        <text:list-item>
          <text:p text:style-name="P17">Recipe library access</text:p>
        </text:list-item>
        <text:list-item>
          <text:p text:style-name="P17">AI personalization</text:p>
        </text:list-item>
        <text:list-item>
          <text:p text:style-name="P17">Predictive maintenance</text:p>
        </text:list-item>
        <text:list-item>
          <text:p text:style-name="P17">Remote monitoring</text:p>
        </text:list-item>
      </text:list>
      <text:p text:style-name="P3"><text:span text:style-name="Strong_20_Emphasis">4. Consumables</text:span></text:p>
      <text:list text:style-name="L13">
        <text:list-item>
          <text:p text:style-name="P18">Ingredient capsules</text:p>
        </text:list-item>
        <text:list-item>
          <text:p text:style-name="P18">Chef-branded recipe kits</text:p>
        </text:list-item>
      </text:list>
      <text:p text:style-name="P3"><text:span text:style-name="Strong_20_Emphasis">5. Data Monetization (Phase 3)</text:span></text:p>
      <text:list text:style-name="L14">
        <text:list-item>
          <text:p text:style-name="P19">Taste patterns</text:p>
        </text:list-item>
        <text:list-item>
          <text:p text:style-name="P19">Kitchen analytics</text:p>
        </text:list-item>
        <text:list-item>
          <text:p text:style-name="P19">Meal preferences</text:p>
        </text:list-item>
      </text:list>
      <text:p text:style-name="P4"/>
      <text:h text:style-name="P6" text:outline-level="2"><text:span text:style-name="Strong_20_Emphasis">6. Competitive Advantage</text:span></text:h>
      <text:h text:style-name="P1" text:outline-level="3">RoboChef is the first system that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RoboChef</text:p>
            </table:table-cell>
            <table:table-cell table:style-name="Table1.A1" office:value-type="string">
              <text:p text:style-name="Table_20_Heading">Every Competitor</text:p>
            </table:table-cell>
          </table:table-row>
        </table:table-header-rows>
        <table:table-row>
          <table:table-cell table:style-name="Table1.A1" office:value-type="string">
            <text:p text:style-name="Table_20_Contents">Humanoid cooking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✖</text:p>
          </table:table-cell>
        </table:table-row>
        <table:table-row>
          <table:table-cell table:style-name="Table1.A1" office:value-type="string">
            <text:p text:style-name="Table_20_Contents">Uses standard appliances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✖</text:p>
          </table:table-cell>
        </table:table-row>
        <table:table-row>
          <table:table-cell table:style-name="Table1.A1" office:value-type="string">
            <text:p text:style-name="Table_20_Contents">Fully automated meals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✖</text:p>
          </table:table-cell>
        </table:table-row>
        <table:table-row>
          <table:table-cell table:style-name="Table1.A1" office:value-type="string">
            <text:p text:style-name="Table_20_Contents">Accepts any ingredient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✖</text:p>
          </table:table-cell>
        </table:table-row>
        <table:table-row>
          <table:table-cell table:style-name="Table1.A1" office:value-type="string">
            <text:p text:style-name="Table_20_Contents">Patentable food authorization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✖</text:p>
          </table:table-cell>
        </table:table-row>
        <table:table-row>
          <table:table-cell table:style-name="Table1.A1" office:value-type="string">
            <text:p text:style-name="Table_20_Contents">Daily rotating encrypted codes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✖</text:p>
          </table:table-cell>
        </table:table-row>
        <table:table-row>
          <table:table-cell table:style-name="Table1.A1" office:value-type="string">
            <text:p text:style-name="Table_20_Contents">Works in homes <text:span text:style-name="Emphasis">and</text:span> restaurants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✖</text:p>
          </table:table-cell>
        </table:table-row>
        <table:table-row>
          <table:table-cell table:style-name="Table1.A1" office:value-type="string">
            <text:p text:style-name="Table_20_Contents">Scalable via vendors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✖</text:p>
          </table:table-cell>
        </table:table-row>
      </table:table>
      <text:p text:style-name="P3">RoboChef is both a <text:span text:style-name="Strong_20_Emphasis">hardware company</text:span> and a <text:span text:style-name="Strong_20_Emphasis">recurring subscription platform</text:span>.</text:p>
      <text:p text:style-name="P4"/>
      <text:h text:style-name="P6" text:outline-level="2"><text:span text:style-name="Strong_20_Emphasis">7. Development Roadmap</text:span></text:h>
      <text:h text:style-name="P1" text:outline-level="3">Phase 1 — MVP (12 months)</text:h>
      <text:list text:style-name="L15">
        <text:list-item>
          <text:p text:style-name="P20">Kitchen-safe humanoid arm</text:p>
        </text:list-item>
        <text:list-item>
          <text:p text:style-name="P20"><text:soft-page-break/>Basic cooking capabilities</text:p>
        </text:list-item>
        <text:list-item>
          <text:p text:style-name="P20">AEC system prototype</text:p>
        </text:list-item>
        <text:list-item>
          <text:p text:style-name="P20">AI recipe model baseline</text:p>
        </text:list-item>
      </text:list>
      <text:h text:style-name="P1" text:outline-level="3">Phase 2 — Full Robot Chef (18–24 months)</text:h>
      <text:list text:style-name="L16">
        <text:list-item>
          <text:p text:style-name="P21">Master-level cooking skills</text:p>
        </text:list-item>
        <text:list-item>
          <text:p text:style-name="P21">Home/restaurant versions</text:p>
        </text:list-item>
        <text:list-item>
          <text:p text:style-name="P21">Full encryption + safety system</text:p>
        </text:list-item>
      </text:list>
      <text:h text:style-name="P1" text:outline-level="3">Phase 3 — Global Platform (3–5 years)</text:h>
      <text:list text:style-name="L17">
        <text:list-item>
          <text:p text:style-name="P22">International supplier network</text:p>
        </text:list-item>
        <text:list-item>
          <text:p text:style-name="P22">Food certifications</text:p>
        </text:list-item>
        <text:list-item>
          <text:p text:style-name="P22">Commercial-scale deployments</text:p>
        </text:list-item>
        <text:list-item>
          <text:p text:style-name="P22">Partnerships with hotel chains</text:p>
        </text:list-item>
      </text:list>
      <text:p text:style-name="P4"/>
      <text:h text:style-name="P6" text:outline-level="2"><text:span text:style-name="Strong_20_Emphasis">8. Investment Ask (Teaser Level)</text:span></text:h>
      <text:h text:style-name="P1" text:outline-level="3"><text:span text:style-name="Strong_20_Emphasis">Seed Round: $4.5M</text:span></text:h>
      <text:p text:style-name="P3">Use of Funds:</text:p>
      <text:list text:style-name="L18">
        <text:list-item>
          <text:p text:style-name="P23">$2.0M — Robotics &amp; AI engineering</text:p>
        </text:list-item>
        <text:list-item>
          <text:p text:style-name="P23">$1.0M — AEC encryption development</text:p>
        </text:list-item>
        <text:list-item>
          <text:p text:style-name="P23">$0.8M — Food partnerships + certification</text:p>
        </text:list-item>
        <text:list-item>
          <text:p text:style-name="P23">$0.7M — Patent filings (global)</text:p>
        </text:list-item>
      </text:list>
      <text:p text:style-name="P3">VC Return Potential:<text:line-break/>10–20× within 5–7 years<text:line-break/>(assuming hybrid hardware + recurring licensing model)</text:p>
      <text:p text:style-name="P4"/>
      <text:h text:style-name="P6" text:outline-level="2"><text:span text:style-name="Strong_20_Emphasis">9. Contact</text:span></text:h>
      <text:p text:style-name="P3"><text:span text:style-name="Strong_20_Emphasis">Founder:</text:span><text:line-break/><text:span text:style-name="Strong_20_Emphasis">Meir Niv</text:span><text:line-break/>Los Angeles, California<text:line-break/>📧 info@mayyamw.com<text:line-break/>🌐 (Your website to be added later)</text:p>
      <text:p text:style-name="P4"/>
      <text:h text:style-name="P1" text:outline-level="3">✔ <text:span text:style-name="Strong_20_Emphasis">ITEM #2 DELIVERED</text:span></text:h>
      <text:p text:style-name="P3">Would you like:</text:p>
      <text:p text:style-name="P3">🔥 <text:span text:style-name="Strong_20_Emphasis">ITEM #3 — FULL INVESTOR PITCH DECK (12–18 slides)</text:span><text:line-break/>or<text:line-break/>📄 <text:span text:style-name="Strong_20_Emphasis">ITEM #4 — EXECUTIVE SUMMARY (2 pages)</text:span></text:p>
      <text:p text:style-name="P3">Tell me <text:span text:style-name="Strong_20_Emphasis">“Pitch Deck”</text:span> or <text:span text:style-name="Strong_20_Emphasis">“Executiv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08:34:38.976212500</meta:creation-date>
    <dc:date>2025-11-17T08:39:39.467677000</dc:date>
    <meta:editing-duration>PT5M</meta:editing-duration>
    <meta:editing-cycles>1</meta:editing-cycles>
    <meta:document-statistic meta:table-count="1" meta:image-count="0" meta:object-count="0" meta:page-count="4" meta:paragraph-count="154" meta:word-count="779" meta:character-count="4899" meta:non-whitespace-character-count="4348"/>
    <meta:generator>LibreOffice/25.8.2.2$Windows_X86_64 LibreOffice_project/d401f2107ccab8f924a8e2df40f573aab7605b6f</meta:generator>
  </office:meta>
</office:document-meta>
</file>